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rix Size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Execution Time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0.1" calcext:value-type="float">
            <text:p>0.1</text:p>
          </table:table-cell>
          <table:table-cell office:value-type="float" office:value="0.020538" calcext:value-type="float">
            <text:p>0.020538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0.05" calcext:value-type="float">
            <text:p>0.05</text:p>
          </table:table-cell>
          <table:table-cell office:value-type="float" office:value="0.022087" calcext:value-type="float">
            <text:p>0.022087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18036" calcext:value-type="float">
            <text:p>0.018036</text:p>
          </table:table-cell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0.1" calcext:value-type="float">
            <text:p>0.1</text:p>
          </table:table-cell>
          <table:table-cell office:value-type="float" office:value="2.215316" calcext:value-type="float">
            <text:p>2.215316</text:p>
          </table:table-cell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0.05" calcext:value-type="float">
            <text:p>0.05</text:p>
          </table:table-cell>
          <table:table-cell office:value-type="float" office:value="2.150126" calcext:value-type="float">
            <text:p>2.150126</text:p>
          </table:table-cell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0.01" calcext:value-type="float">
            <text:p>0.01</text:p>
          </table:table-cell>
          <table:table-cell office:value-type="float" office:value="2.024293" calcext:value-type="float">
            <text:p>2.024293</text:p>
          </table:table-cell>
        </table:table-row>
        <table:table-row table:style-name="ro1">
          <table:table-cell office:value-type="string" calcext:value-type="string">
            <text:p>10000x10000</text:p>
          </table:table-cell>
          <table:table-cell office:value-type="float" office:value="0.1" calcext:value-type="float">
            <text:p>0.1</text:p>
          </table:table-cell>
          <table:table-cell office:value-type="float" office:value="17.816605" calcext:value-type="float">
            <text:p>17.816605</text:p>
          </table:table-cell>
        </table:table-row>
        <table:table-row table:style-name="ro1">
          <table:table-cell office:value-type="string" calcext:value-type="string">
            <text:p>10000x10000</text:p>
          </table:table-cell>
          <table:table-cell office:value-type="float" office:value="0.05" calcext:value-type="float">
            <text:p>0.05</text:p>
          </table:table-cell>
          <table:table-cell office:value-type="float" office:value="16.876746" calcext:value-type="float">
            <text:p>16.876746</text:p>
          </table:table-cell>
        </table:table-row>
        <table:table-row table:style-name="ro1">
          <table:table-cell office:value-type="string" calcext:value-type="string">
            <text:p>10000x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6.087458" calcext:value-type="float">
            <text:p>16.0874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06:46.171994425</meta:creation-date>
    <dc:date>2024-10-12T17:26:40.881119449</dc:date>
    <meta:editing-duration>PT9M44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